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403cm" style:rel-column-width="20132*"/>
    </style:style>
    <style:style style:name="Table3.B" style:family="table-column">
      <style:table-column-properties style:column-width="12.187cm" style:rel-column-width="4540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403cm" style:rel-column-width="20132*"/>
    </style:style>
    <style:style style:name="Table2.B" style:family="table-column">
      <style:table-column-properties style:column-width="12.187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3cm" style:rel-column-width="20132*"/>
    </style:style>
    <style:style style:name="Table1.B" style:family="table-column">
      <style:table-column-properties style:column-width="12.187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2851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dc91d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f1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fd50" officeooo:paragraph-rsid="001ff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39e5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375f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b581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a965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0d69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cd46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a76b9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bfef7" officeooo:paragraph-rsid="002b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language="en" fo:country="US" officeooo:rsid="001dc91d" officeooo:paragraph-rsid="001dc91d"/>
    </style:style>
    <style:style style:name="P31" style:family="paragraph" style:parent-style-name="Standard">
      <style:text-properties officeooo:rsid="0011204c" officeooo:paragraph-rsid="002851c8"/>
    </style:style>
    <style:style style:name="P32" style:family="paragraph" style:parent-style-name="Standard">
      <style:paragraph-properties fo:break-before="page"/>
      <style:text-properties officeooo:rsid="0011204c" officeooo:paragraph-rsid="002851c8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ynchrony Summary:<text:line-break/></text:p>
      <text:p text:style-name="P30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ame of area</text:p>
          </table:table-cell>
          <table:table-cell table:style-name="Table3.B1" office:value-type="string">
            <text:p text:style-name="P8">Sig stats summary</text:p>
          </table:table-cell>
        </table:table-row>
        <table:table-row>
          <table:table-cell table:style-name="Table3.A2" office:value-type="string">
            <text:p text:style-name="P2">Frontal pole</text:p>
          </table:table-cell>
          <table:table-cell table:style-name="Table3.B2" office:value-type="string">
            <text:p text:style-name="P9">Session 1 ANOVA (4 stim types) – <text:span text:style-name="T1">F(3,72)=4.6, p=0.005</text:span></text:p>
            <text:p text:style-name="P9">t-tests: </text:p>
            <text:p text:style-name="P9">I&lt;S – t=-2.60, p=0.013</text:p>
            <text:p text:style-name="P9">S&gt;W – t=2.37, p=0.023</text:p>
            <text:p text:style-name="P9">A1&lt;S1 – t=-2.29, p=0.028</text:p>
            <text:p text:style-name="P9">I1&lt;S1 – t=-3.37, p=0.002</text:p>
            <text:p text:style-name="P9">S1&gt;W1 – t=3.58, p&lt;0.001</text:p>
            <text:p text:style-name="P9"><text:span text:style-name="T2">A: </text:span>FW2&gt;UW2 – t=3.43, p=0.003</text:p>
            <text:p text:style-name="P9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2">Superior frontal gyrus</text:p>
          </table:table-cell>
          <table:table-cell table:style-name="Table3.B2" office:value-type="string">
            <text:p text:style-name="P10">Session 1 ANOVA (4 stim types) – <text:span text:style-name="T1">F(3,72)=5.52, p=0.002</text:span></text:p>
            <text:p text:style-name="P18">Session1<text:span text:style-name="T3">&amp;</text:span>2ANOVA – F(3,72)=2.94, p=0.039</text:p>
            <text:p text:style-name="P18">A&gt;I t=2.07, p=0.045</text:p>
            <text:p text:style-name="P18">I&lt;S t=-2.29, p=0.028</text:p>
            <text:p text:style-name="P18">S&gt;W t=2.10, p=0.043</text:p>
            <text:p text:style-name="P18">A1&gt;I1 t=2.97, p=0.005</text:p>
            <text:p text:style-name="P18">A1&gt;W1 t=2.37, p=0.023</text:p>
            <text:p text:style-name="P18">I1&lt;S1 t=-3.30, p=0.002</text:p>
            <text:p text:style-name="P18">S1&gt;W1 t=2.69, p=0.01</text:p>
            <text:p text:style-name="P18">A: FW2&gt;UW2 t=3.80, p=0.002</text:p>
            <text:p text:style-name="P18">A: FW1&lt;FW2 t=-2.85, p=0.01</text:p>
            <text:p text:style-name="P18">ALL: UW1&gt;UW2 t=2.42, p=0.02</text:p>
          </table:table-cell>
        </table:table-row>
        <table:table-row>
          <table:table-cell table:style-name="Table3.A2" office:value-type="string">
            <text:p text:style-name="P2">Middle frontal gyrus</text:p>
          </table:table-cell>
          <table:table-cell table:style-name="Table3.B2" office:value-type="string">
            <text:p text:style-name="P19">A&gt;W t=2.07, p=0.045</text:p>
            <text:p text:style-name="P19">A2&gt;W2 t=2.06, p=0.048</text:p>
            <text:p text:style-name="P19">A: FW2&gt;UW2 t=3.25, p=0.006</text:p>
            <text:p text:style-name="P19">B: FW2&lt;UW2 t=-2.29, p=0.037</text:p>
            <text:p text:style-name="P19">ALL: FS1&gt;FS2 t=2.21, p=0.033</text:p>
          </table:table-cell>
        </table:table-row>
        <table:table-row>
          <table:table-cell table:style-name="Table3.A2" office:value-type="string">
            <text:p text:style-name="P2">Inferior frontal gyrus, pars triangularis</text:p>
          </table:table-cell>
          <table:table-cell table:style-name="Table3.B2" office:value-type="string">
            <text:p text:style-name="P11">Session 1 ANOVA (4 stim types) – <text:span text:style-name="T1">F(3,72)=7.48, p&lt;0.001</text:span></text:p>
            <text:p text:style-name="P19">Session1&amp;2 ANOVA – F(3,72)=4.48, p=0.006</text:p>
            <text:p text:style-name="P19">A&lt;W t=-2.75,p=0.009</text:p>
            <text:p text:style-name="P19">I&lt;W t=-3.507, p=0.001</text:p>
            <text:p text:style-name="P19">A1&lt;S1 t=-2.37, p=0.02</text:p>
            <text:p text:style-name="P19">A1&lt;W1 t=-2.29, p=0.02</text:p>
            <text:p text:style-name="P19">I1&lt;S1 t=-4.17, p&lt;0.001</text:p>
            <text:p text:style-name="P19">I1&lt;W1 t=-4.38,p&lt;0.001</text:p>
            <text:p text:style-name="P19">S2&lt;W2 t=-2.12, p=0.041</text:p>
            <text:p text:style-name="P19">B: FS2&lt;US2 t=-3.17, p=0.006</text:p>
            <text:p text:style-name="P19">B: FS1&gt;FS2 t=2.99, p=0.008</text:p>
            <text:p text:style-name="P19">B: FW1&gt;FW2 t=2.56, p=0.02</text:p>
            <text:p text:style-name="P19">ALL: FS1&gt;&gt;FS2 t=2.91, p=0.006</text:p>
            <text:p text:style-name="P19">ALL: UI1&lt;UI2 t=-2.79, p=0.008</text:p>
            <text:p text:style-name="P19">ALL: UW1&gt;UW2 t=4.12, p&lt;0.001</text:p>
          </table:table-cell>
        </table:table-row>
        <table:table-row>
          <table:table-cell table:style-name="Table3.A2" office:value-type="string">
            <text:p text:style-name="P2">Inferior frontal gyrus, pars <text:soft-page-break/>opercularis</text:p>
          </table:table-cell>
          <table:table-cell table:style-name="Table3.B2" office:value-type="string">
            <text:p text:style-name="P12">Session 1 ANOVA (4 stim types) – <text:span text:style-name="T1">F(3,72)=4.35, p&lt;0.007</text:span></text:p>
            <text:p text:style-name="P20"><text:soft-page-break/>I&lt;S t=-2.49, p=0.02</text:p>
            <text:p text:style-name="P20">A1&lt;S1 t=-2.21, p=0.03</text:p>
            <text:p text:style-name="P20">I1&lt;S1 t=-3.58, p&lt;0.001</text:p>
            <text:p text:style-name="P20">S1&gt;W1 t=2.58, p=0.01</text:p>
            <text:p text:style-name="P20">A: FW2&gt;UW2 t=2.71, p=0.02</text:p>
            <text:p text:style-name="P20">A: FW1&lt;FW2 t=-2.53, p=0.02</text:p>
            <text:p text:style-name="P20">B: FS2&lt;US2 t=-2.2, p=0.044</text:p>
            <text:p text:style-name="P20">B: FS1&gt;FS2 t=3.59, p=0.002</text:p>
            <text:p text:style-name="P20">B: FW1&gt;FW2 t=3.36,p=0.004</text:p>
            <text:p text:style-name="P20">ALL: FS1&gt;FS2 t=3.45, p=0.001</text:p>
            <text:p text:style-name="P20">ALL: UI1&lt;UI2 t=-2.16, p=0.037</text:p>
            <text:p text:style-name="P20">ALL: UW1&gt;UW2 t=3.33, p=0.002</text:p>
          </table:table-cell>
        </table:table-row>
        <table:table-row>
          <table:table-cell table:style-name="Table3.A2" office:value-type="string">
            <text:p text:style-name="P2">Frontal medial cortex</text:p>
          </table:table-cell>
          <table:table-cell table:style-name="Table3.B2" office:value-type="string">
            <text:p text:style-name="P13">Session <text:span text:style-name="T4">2</text:span> ANOVA (4 stim types) – <text:span text:style-name="T1">F(3,72)=4.51, p=0.006</text:span></text:p>
            <text:p text:style-name="P21">Session1&amp;2 ANOVA – F(3,72)=5.53, p=0.002</text:p>
            <text:p text:style-name="P21">A&gt;I t=3.0, p=0.005</text:p>
            <text:p text:style-name="P21">I&lt;S t=-4.12, p&lt;0.001</text:p>
            <text:p text:style-name="P21">S1&gt;W1 t=2.53,p=0.02</text:p>
            <text:p text:style-name="P21">A2&gt;I2 t=3.15, p=0.004</text:p>
            <text:p text:style-name="P21">I2&lt;S2 t=-3.33, p=0.002</text:p>
            <text:p text:style-name="P21">I2&lt;W2 t=-2.99, p=0.005</text:p>
            <text:p text:style-name="P21">A: FI1&gt;FI2 t=3.64, p=0.002</text:p>
            <text:p text:style-name="P21">ALL: FI1&gt;FI2 t=2.095, p=0.044</text:p>
          </table:table-cell>
        </table:table-row>
        <table:table-row>
          <table:table-cell table:style-name="Table3.A2" office:value-type="string">
            <text:p text:style-name="P2">Frontal orbital cortex</text:p>
          </table:table-cell>
          <table:table-cell table:style-name="Table3.B2" office:value-type="string">
            <text:p text:style-name="P14">Session 1 ANOVA (4 stim types) – <text:span text:style-name="T1">F(3,72)=3.49, p=0.02</text:span></text:p>
            <text:p text:style-name="P22">I&lt;S t=-2.78, p=0.008</text:p>
            <text:p text:style-name="P22">A1&gt;I1 t=2.19, p=0.036</text:p>
            <text:p text:style-name="P22">I1&lt;S1 t=-3.18, p=0.003</text:p>
            <text:p text:style-name="P22">S1&gt;W1 t=2.20, p=0.03</text:p>
            <text:p text:style-name="P22">A: FI1&gt;FI2 t=2.32, p=0.03</text:p>
            <text:p text:style-name="P22">A: FW1&lt;FW2 t=-2.26, p=0.037</text:p>
            <text:p text:style-name="P22">B: FA2&lt;UA2 t=-2.87, p=0.01</text:p>
            <text:p text:style-name="P22">B: FA1&gt;FA2 t=2.25, p=0.045</text:p>
            <text:p text:style-name="P22">ALL: UW1&gt;UW2 t=2.9829, p=0.005</text:p>
          </table:table-cell>
        </table:table-row>
        <table:table-row>
          <table:table-cell table:style-name="Table3.A2" office:value-type="string">
            <text:p text:style-name="P2">Frontal operculum cortex</text:p>
          </table:table-cell>
          <table:table-cell table:style-name="Table3.B2" office:value-type="string">
            <text:p text:style-name="P15">Session 1 ANOVA (4 stim types) – <text:span text:style-name="T1">F(3,72)=5.53, p=0.002</text:span></text:p>
            <text:p text:style-name="P15">Session <text:span text:style-name="T5">2</text:span> ANOVA (4 stim types) – <text:span text:style-name="T1">F(3,72)=3.76, p=0.01</text:span></text:p>
            <text:p text:style-name="P23">I&gt;W t=2.49, p=0.02</text:p>
            <text:p text:style-name="P23">I1&lt;S1 t=-2.22, p=0.03</text:p>
            <text:p text:style-name="P23">S1&gt;W1 t=3.54, p=0.001</text:p>
            <text:p text:style-name="P23">A2&lt;I2 t=-2.38, p=0.02</text:p>
            <text:p text:style-name="P23">I2&gt;S2 t=3.34, p=0.002</text:p>
            <text:p text:style-name="P23">A: FS2&lt;US2 t=-2.26, p=0.037</text:p>
            <text:p text:style-name="P23">A: FW1&lt;FW2 t=-3.69, p=0.002</text:p>
            <text:p text:style-name="P23">B: FW2&gt;UW2 t=3.15, p=0.007</text:p>
            <text:p text:style-name="P23">B: FS1&gt;FS2 t=2.79, p=0.01</text:p>
            <text:p text:style-name="P23">ALL: FS1&gt;FS2 t=2.91, p=0.006</text:p>
            <text:p text:style-name="P23">ALL: FW1&lt;FW2 t=-3.72, p&lt;0.001</text:p>
            <text:p text:style-name="P23">ALL: UI1&lt;UI2 t=-2.72, p=0.01</text:p>
            <text:p text:style-name="P23">ALL: UW1&gt;UW2 t=2.51, p=0.02</text:p>
          </table:table-cell>
        </table:table-row>
      </table:table>
      <text:p text:style-name="P31"><text:soft-page-break/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ame of area</text:p>
          </table:table-cell>
          <table:table-cell table:style-name="Table2.B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>Paracingulate gyrus</text:p>
          </table:table-cell>
          <table:table-cell table:style-name="Table2.B2" office:value-type="string">
            <text:p text:style-name="P16">Session 1 ANOVA (4 stim types) – <text:span text:style-name="T1">F(3,72)=6.89, p&lt;0.001</text:span></text:p>
            <text:p text:style-name="P24">Sessi<text:span text:style-name="T7">o</text:span>n1&amp;2 F(3,72)=3.39, p=0.01</text:p>
            <text:p text:style-name="P24">I&lt;S t=-3.31, p=0.002</text:p>
            <text:p text:style-name="P24">A1&gt;I1 t=2.66, p=0.01</text:p>
            <text:p text:style-name="P24">I1&lt;S1 t=-4.73, p&lt;0.001</text:p>
            <text:p text:style-name="P24">S1&lt;W1 t=3.12, p=0.003</text:p>
            <text:p text:style-name="P24">A: FA2&gt;UA2 t=3.20, p=0.007</text:p>
            <text:p text:style-name="P24">A: FW2&gt;UW2 t=2.71, p=0.01</text:p>
            <text:p text:style-name="P24">A: FW1 &lt;FW2 t=-3.07, p=0.007</text:p>
            <text:p text:style-name="P24">B: FA2&lt;UA2 t=-3.921, p=0.001</text:p>
          </table:table-cell>
        </table:table-row>
        <table:table-row>
          <table:table-cell table:style-name="Table2.A2" office:value-type="string">
            <text:p text:style-name="P3">Cingulate gyrus, anterior division</text:p>
          </table:table-cell>
          <table:table-cell table:style-name="Table2.B2" office:value-type="string">
            <text:p text:style-name="P17">Session 1 ANOVA (4 stim types) – <text:span text:style-name="T1">F(3,72)=7.81, p&lt;0.001</text:span></text:p>
            <text:p text:style-name="P25">Sessi<text:span text:style-name="T7">o</text:span>n1&amp;2 F(3,72)=<text:span text:style-name="T6">4.65</text:span>, p=0.0<text:span text:style-name="T6">05</text:span></text:p>
            <text:p text:style-name="P27">A&gt;I t=2.28, p=0.03</text:p>
            <text:p text:style-name="P27">I&lt;S t=-3.71, p&lt;0.001</text:p>
            <text:p text:style-name="P27">I&lt;W t=-2.24, p=0.03</text:p>
            <text:p text:style-name="P27">A1&gt;I1 t=2.42, p=0.02</text:p>
            <text:p text:style-name="P27">A1&lt;S1 t=-2.34 p=0.02</text:p>
            <text:p text:style-name="P27">I1&lt;S1 t=-5.32, p&lt;0.001</text:p>
            <text:p text:style-name="P27">S1&gt;W1 t=3.15, p=0.003</text:p>
            <text:p text:style-name="P27">A: FA2&gt;UA2 t=2.85, p=0.01</text:p>
            <text:p text:style-name="P27">B: FA2&lt;UA2 t=-6.07, p&lt;0.001</text:p>
            <text:p text:style-name="P27">B: FA1&gt;FA2 t=2.57, p=0.02</text:p>
            <text:p text:style-name="P27">ALL: FS1&gt;FS2 t=2.11, p=0.041</text:p>
          </table:table-cell>
        </table:table-row>
        <table:table-row>
          <table:table-cell table:style-name="Table2.A2" office:value-type="string">
            <text:p text:style-name="P3">Cingulate gyrus, posterior division</text:p>
          </table:table-cell>
          <table:table-cell table:style-name="Table2.B2" office:value-type="string">
            <text:p text:style-name="P26">Sessi<text:span text:style-name="T7">o</text:span>n1&amp;2 F(3,72)=<text:span text:style-name="T7">3.06</text:span>, p=0.0<text:span text:style-name="T7">3</text:span></text:p>
            <text:p text:style-name="P28">A&lt;I t=-2.14, p=0.04</text:p>
            <text:p text:style-name="P28">A&lt;S t=-3.04, p=0.004</text:p>
            <text:p text:style-name="P28">A2&lt;I2 t=-2.09, p=0.04</text:p>
            <text:p text:style-name="P28">A2&lt;S2 t=-2.80, p=0.008</text:p>
            <text:p text:style-name="P28">A: FW2&gt;UW2 t=2.34, p=0.03</text:p>
            <text:p text:style-name="P28">B: FA2&lt;UA2 t=-3.01, p=0.008</text:p>
            <text:p text:style-name="P28">B: FA1&gt;FA2 t=3.14, p=0.006</text:p>
            <text:p text:style-name="P28">ALL: UW1&lt;UW2 t=3.31, p=0.002</text:p>
          </table:table-cell>
        </table:table-row>
      </table:table>
      <text:p text:style-name="P31"/>
      <text:p text:style-name="P31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Name of area</text:p>
          </table:table-cell>
          <table:table-cell table:style-name="Table4.B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3">Juxtapositional Lobule cortex (formerly SM cortex)</text:p>
          </table:table-cell>
          <table:table-cell table:style-name="Table4.B2" office:value-type="string">
            <text:p text:style-name="P29">A: FS2&lt;US2 t=-2.52, p=0.02</text:p>
            <text:p text:style-name="P29">ALL: FA1&lt;FA2 t=2.22, p=0.03</text:p>
            <text:p text:style-name="P29">ALL: US1&gt;US2 t=-3.18, p=0.003</text:p>
          </table:table-cell>
        </table:table-row>
      </table:table>
      <text:p text:style-name="P31"/>
      <text:p text:style-name="P31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 of area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Insular cortex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eschel’s gyrus</text:p>
          </table:table-cell>
          <table:table-cell table:style-name="Table1.B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>Superior Temporal Gyrus, anterior division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Planum polare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Planum temporale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Superior Temporal Gyrus, posterior division</text:p>
          </table:table-cell>
          <table:table-cell table:style-name="Table1.B2" office:value-type="string">
            <text:p text:style-name="P3"/>
          </table:table-cell>
        </table:table-row>
      </table:table>
      <text:p text:style-name="P31"/>
      <text:p text:style-name="P31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Name of area</text:p>
          </table:table-cell>
          <table:table-cell table:style-name="Table5.B1" office:value-type="string">
            <text:p text:style-name="P7"/>
          </table:table-cell>
        </table:table-row>
        <table:table-row>
          <table:table-cell table:style-name="Table5.A2" office:value-type="string">
            <text:p text:style-name="P3">Right caudate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Right putamen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Left caudate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Left putamen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Left pallidum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Right pallidum</text:p>
          </table:table-cell>
          <table:table-cell table:style-name="Table5.B2" office:value-type="string">
            <text:p text:style-name="P3"/>
          </table:table-cell>
        </table:table-row>
      </table:table>
      <text:p text:style-name="P31"/>
      <text:p text:style-name="P32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Harvard Oxford Number</text:p>
          </table:table-cell>
          <table:table-cell table:style-name="Table6.B1" office:value-type="string">
            <text:p text:style-name="P7"/>
          </table:table-cell>
        </table:table-row>
        <table:table-row>
          <table:table-cell table:style-name="Table6.A2" office:value-type="string">
            <text:p text:style-name="P1">10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10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3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3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4_5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4_5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6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6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7b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7b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8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8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9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9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1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1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2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2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9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8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7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6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4_5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3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_2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0</text:p>
          </table:table-cell>
          <table:table-cell table:style-name="Table6.B2" office:value-type="string">
            <text:p text:style-name="P4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3-07T12:05:46.244000000</dc:date>
    <meta:editing-duration>PT1H40M19S</meta:editing-duration>
    <meta:editing-cycles>11</meta:editing-cycles>
    <meta:generator>LibreOffice/6.1.2.1$Windows_X86_64 LibreOffice_project/65905a128db06ba48db947242809d14d3f9a93fe</meta:generator>
    <meta:document-statistic meta:table-count="6" meta:image-count="0" meta:object-count="0" meta:page-count="5" meta:paragraph-count="188" meta:word-count="600" meta:character-count="4171" meta:non-whitespace-character-count="3736"/>
  </office:meta>
</office:document-meta>
</file>